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pition</text:p>
      <text:p text:style-name="Standard"/>
      <text:p text:style-name="Standard"/>
      <text:p text:style-name="Standard"/>
      <text:p text:style-name="Standard">Store procedure = SQL ”funktion”, är mycket snabbare</text:p>
      <text:p text:style-name="Standard">!!!! kolla upp, VYER !!!!</text:p>
      <text:p text:style-name="Standard"/>
      <text:p text:style-name="Standard">on cascade delete – farligt, ta bort manuellt istället.</text:p>
      <text:p text:style-name="Standard"/>
      <text:p text:style-name="Standard">create procedure [name]</text:p>
      <text:list xml:id="list3805005584522569882" text:style-name="L1">
        <text:list-item>
          <text:list>
            <text:list-item>
              <text:p text:style-name="P1">parametrar</text:p>
              <text:p text:style-name="P1">@Street [type]</text:p>
            </text:list-item>
          </text:list>
        </text:list-item>
      </text:list>
      <text:p text:style-name="Standard"/>
      <text:p text:style-name="Standard">as</text:p>
      <text:p text:style-name="Standard">begin</text:p>
      <text:p text:style-name="Standard"><text:tab/>insert into [table] (columns) values (@Street)</text:p>
      <text:p text:style-name="Standard"><text:tab/>set @AID = SCOPE_IDENTITY()</text:p>
      <text:p text:style-name="Standard"><text:tab/>insert into ContactToAddress (CID, AID) values (@CID, @AID)</text:p>
      <text:p text:style-name="Standard"/>
      <text:p text:style-name="Standard">end</text:p>
      <text:p text:style-name="Standard">go</text:p>
      <text:p text:style-name="Standard"/>
      <text:p text:style-name="Standard">declare @NEWID int</text:p>
      <text:p text:style-name="Standard"/>
      <text:p text:style-name="Standard"/>
      <text:p text:style-name="Standard">Contact</text:p>
      <text:p text:style-name="Standard"/>
      <text:p text:style-name="Standard"/>
      <text:p text:style-name="Standard">ContactToAddress</text:p>
      <text:p text:style-name="Standard"/>
      <text:p text:style-name="Standard"/>
      <text:p text:style-name="Standard">Adress</text:p>
      <text:p text:style-name="Standard"/>
      <text:p text:style-name="Standard"/>
      <text:p text:style-name="Standard"/>
      <text:p text:style-name="Standard">Views (Slå ihop tabeller) För att enkelt få fram den informationen man behöv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las Johansson</meta:initial-creator>
    <meta:creation-date>2017-08-07T09:14:33.47</meta:creation-date>
    <meta:generator>OpenOffice/4.1.3$Win32 OpenOffice.org_project/413m1$Build-9783</meta:generator>
    <dc:date>2017-08-07T15:18:31.13</dc:date>
    <dc:creator>Niklas Johansson</dc:creator>
    <meta:editing-duration>PT6H3M55S</meta:editing-duration>
    <meta:editing-cycles>5</meta:editing-cycles>
    <meta:document-statistic meta:table-count="0" meta:image-count="0" meta:object-count="0" meta:page-count="1" meta:paragraph-count="19" meta:word-count="72" meta:character-count="462"/>
  </office:meta>
</office:document-meta>
</file>